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ine sens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:<text:s/></text:p>
          </table:table-cell>
          <table:table-cell office:value-type="string" table:style-name="ce1">
            <text:p>analog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rple</text:p>
          </table:table-cell>
          <table:table-cell office:value-type="string" table:style-name="ce1">
            <text:p>analo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</text:p>
          </table:table-cell>
          <table:table-cell office:value-type="string" table:style-name="ce1">
            <text:p>analog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analog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analog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analog 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nic sens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ack<text:s/></text:p>
          </table:table-cell>
          <table:table-cell office:value-type="string" table:style-name="ce1">
            <text:p>gro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</text:p>
          </table:table-cell>
          <table:table-cell office:value-type="string" table:style-name="ce1">
            <text:p>5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Digital 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Digital 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 clue, its somethin, figure it out yourself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1</text:p>
          </table:table-cell>
          <table:table-cell office:value-type="string" table:style-name="ce1">
            <text:p>digital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1">
            <text:p>digital 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2</text:p>
          </table:table-cell>
          <table:table-cell office:value-type="string" table:style-name="ce1">
            <text:p>digital 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3</text:p>
          </table:table-cell>
          <table:table-cell office:value-type="string" table:style-name="ce1">
            <text:p>digital 1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tor</text:p>
          </table:table-cell>
          <table:table-cell office:value-type="string" table:style-name="ce1">
            <text:p>needs the ~ next to it, since it needs to be changed between 0 and 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Digital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Digital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digital 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digital 10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ijn Veenstra</meta:initial-creator>
    <dc:creator>Marijn Veenstra</dc:creator>
    <meta:creation-date>2023-02-10T12:51:08Z</meta:creation-date>
    <dc:date>2023-03-08T12:24:48Z</dc:date>
  </office:meta>
</office:document-meta>
</file>